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hy Baysian: Its the Posterior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list text:style-name="L2">
              <text:list-item>
                <text:p text:style-name="P1">Alternative is point estimates, but no matter how good....</text:p>
              </text:list-item>
              <text:list-item>
                <text:p text:style-name="P1">Deep learning will find a solution</text:p>
              </text:list-item>
              <text:list-item>
                <text:p text:style-name="P1">Betting where concentration matters</text:p>
              </text:list-item>
              <text:list-item>
                <text:p text:style-name="P1">Calibration</text:p>
              </text:list-item>
              <text:list-item>
                <text:p text:style-name="P1">Multi-modal, good to know—I can spend less $ for same resul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eck Baldwin</meta:initial-creator>
    <meta:creation-date>2019-11-14T17:28:46</meta:creation-date>
    <meta:editing-duration>PT8M19S</meta:editing-duration>
    <meta:editing-cycles>3</meta:editing-cycles>
    <meta:generator>OpenOffice/4.1.3$Unix OpenOffice.org_project/413m1$Build-9783</meta:generator>
    <dc:date>2019-11-14T17:36:55</dc:date>
    <dc:creator>Breck Baldwin</dc:creator>
    <meta:document-statistic meta:object-count="29"/>
  </office:meta>
</office:document-meta>
</file>